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115946569518871423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904990602374201892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4754478236302208717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5278442013878254769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in the last week 15.6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at Oct 14, 2017 no running</text:p>
      <text:p text:style-name="P11"/>
      <text:p text:style-name="P11">Sun Oct 15, 2017 <text:span text:style-name="T1">26.2 miles </text:span></text:p>
      <text:p text:style-name="P1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1"/>
      <text:p text:style-name="P11">Mon Oct 16, 2017 <text:s/><text:span text:style-name="T1">3 miles</text:span></text:p>
      <text:p text:style-name="P1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1"/>
      <text:p text:style-name="P11">Tues Oct 17, 2017 <text:span text:style-name="T1">3 miles</text:span></text:p>
      <text:p text:style-name="P11">I walked and ran 3 miles.</text:p>
      <text:p text:style-name="P11"/>
      <text:p text:style-name="P11">Wed Oct 18, 2017 <text:span text:style-name="T1">3.35 miles</text:span></text:p>
      <text:p text:style-name="P11">I ran 3 miles on walking paths. Splits: 9:17, 8:39, 8:41 <text:s/>average pace = 8:52/mile</text:p>
      <text:p text:style-name="P11">I walked 0.35 miles at average pace of 15:18/mile.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8T06:28:30.09</dc:date>
    <dc:creator>James Lombardi</dc:creator>
    <meta:editing-duration>P1DT10H35M47S</meta:editing-duration>
    <meta:editing-cycles>178</meta:editing-cycles>
    <meta:generator>OpenOffice/4.1.2$Win32 OpenOffice.org_project/412m3$Build-9782</meta:generator>
    <meta:document-statistic meta:table-count="0" meta:image-count="0" meta:object-count="0" meta:page-count="15" meta:paragraph-count="267" meta:word-count="4646" meta:character-count="23389"/>
  </office:meta>
</office:document-meta>
</file>